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_AKAZE_FREA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4.7658" calcext:value-type="float">
            <text:p>14.7658</text:p>
          </table:table-cell>
          <table:table-cell table:formula="of:=ABS(1-([.D1]/[.E1]))" office:value-type="float" office:value="0.109516585623536" calcext:value-type="float">
            <text:p>0.109516585623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4.322" calcext:value-type="float">
            <text:p>14.322</text:p>
          </table:table-cell>
          <table:table-cell office:value-type="float" office:value="14.7001" calcext:value-type="float">
            <text:p>14.7001</text:p>
          </table:table-cell>
          <table:table-cell table:formula="of:=ABS(1-([.D2]/[.E2]))" office:value-type="float" office:value="0.0257209134631738" calcext:value-type="float">
            <text:p>0.025720913463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.8893" calcext:value-type="float">
            <text:p>12.8893</text:p>
          </table:table-cell>
          <table:table-cell office:value-type="float" office:value="14.6605" calcext:value-type="float">
            <text:p>14.6605</text:p>
          </table:table-cell>
          <table:table-cell table:formula="of:=ABS(1-([.D3]/[.E3]))" office:value-type="float" office:value="0.120814433341291" calcext:value-type="float">
            <text:p>0.120814433341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6.3891" calcext:value-type="float">
            <text:p>16.3891</text:p>
          </table:table-cell>
          <table:table-cell table:formula="of:=ABS(1-([.D4]/[.E4]))" office:value-type="float" office:value="0.180070900781617" calcext:value-type="float">
            <text:p>0.1800709007816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16.15" calcext:value-type="float">
            <text:p>16.15</text:p>
          </table:table-cell>
          <table:table-cell table:formula="of:=ABS(1-([.D5]/[.E5]))" office:value-type="float" office:value="0.152860681114551" calcext:value-type="float">
            <text:p>0.152860681114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3.9038" calcext:value-type="float">
            <text:p>13.9038</text:p>
          </table:table-cell>
          <table:table-cell table:formula="of:=ABS(1-([.D6]/[.E6]))" office:value-type="float" office:value="0.0106014183172947" calcext:value-type="float">
            <text:p>0.010601418317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3.8811" calcext:value-type="float">
            <text:p>13.8811</text:p>
          </table:table-cell>
          <table:table-cell table:formula="of:=ABS(1-([.D7]/[.E7]))" office:value-type="float" office:value="0.120112959347602" calcext:value-type="float">
            <text:p>0.120112959347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12.1864" calcext:value-type="float">
            <text:p>12.1864</text:p>
          </table:table-cell>
          <table:table-cell table:formula="of:=ABS(1-([.D8]/[.E8]))" office:value-type="float" office:value="0.0210152300925622" calcext:value-type="float">
            <text:p>0.0210152300925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1.8218" calcext:value-type="float">
            <text:p>11.8218</text:p>
          </table:table-cell>
          <table:table-cell table:formula="of:=ABS(1-([.D9]/[.E9]))" office:value-type="float" office:value="0.00021993266676823" calcext:value-type="float">
            <text:p>0.000219932666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0.0178" calcext:value-type="float">
            <text:p>10.0178</text:p>
          </table:table-cell>
          <table:table-cell office:value-type="float" office:value="11.2999" calcext:value-type="float">
            <text:p>11.2999</text:p>
          </table:table-cell>
          <table:table-cell table:formula="of:=ABS(1-([.D10]/[.E10]))" office:value-type="float" office:value="0.113461181072399" calcext:value-type="float">
            <text:p>0.1134611810723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12.026" calcext:value-type="float">
            <text:p>12.026</text:p>
          </table:table-cell>
          <table:table-cell table:formula="of:=ABS(1-([.D11]/[.E11]))" office:value-type="float" office:value="0.231778646266423" calcext:value-type="float">
            <text:p>0.2317786462664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0.5553" calcext:value-type="float">
            <text:p>10.5553</text:p>
          </table:table-cell>
          <table:table-cell table:formula="of:=ABS(1-([.D12]/[.E12]))" office:value-type="float" office:value="0.098615861226114" calcext:value-type="float">
            <text:p>0.098615861226114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0987429892806561" calcext:value-type="float">
            <text:p>0.098742989280656</text:p>
          </table:table-cell>
        </table:table-row>
      </table:table>
      <table:table table:name="log_AKAZE_ORB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4.6716" calcext:value-type="float">
            <text:p>14.6716</text:p>
          </table:table-cell>
          <table:table-cell table:formula="of:=ABS(1-([.D1]/[.E1]))" office:value-type="float" office:value="0.103799176640585" calcext:value-type="float">
            <text:p>0.103799176640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4.322" calcext:value-type="float">
            <text:p>14.322</text:p>
          </table:table-cell>
          <table:table-cell office:value-type="float" office:value="15.6018" calcext:value-type="float">
            <text:p>15.6018</text:p>
          </table:table-cell>
          <table:table-cell table:formula="of:=ABS(1-([.D2]/[.E2]))" office:value-type="float" office:value="0.0820289966542324" calcext:value-type="float">
            <text:p>0.082028996654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6.9522" calcext:value-type="float">
            <text:p>16.9522</text:p>
          </table:table-cell>
          <table:table-cell table:formula="of:=ABS(1-([.D3]/[.E3]))" office:value-type="float" office:value="0.20730642630455" calcext:value-type="float">
            <text:p>0.20730642630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15.7672" calcext:value-type="float">
            <text:p>15.7672</text:p>
          </table:table-cell>
          <table:table-cell table:formula="of:=ABS(1-([.D4]/[.E4]))" office:value-type="float" office:value="0.132293622203055" calcext:value-type="float">
            <text:p>0.132293622203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4.4104" calcext:value-type="float">
            <text:p>14.4104</text:p>
          </table:table-cell>
          <table:table-cell table:formula="of:=ABS(1-([.D5]/[.E5]))" office:value-type="float" office:value="0.0453838894132016" calcext:value-type="float">
            <text:p>0.045383889413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4.204" calcext:value-type="float">
            <text:p>14.204</text:p>
          </table:table-cell>
          <table:table-cell table:formula="of:=ABS(1-([.D6]/[.E6]))" office:value-type="float" office:value="0.140115460433681" calcext:value-type="float">
            <text:p>0.140115460433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11.8164" calcext:value-type="float">
            <text:p>11.8164</text:p>
          </table:table-cell>
          <table:table-cell table:formula="of:=ABS(1-([.D7]/[.E7]))" office:value-type="float" office:value="0.00963914559425882" calcext:value-type="float">
            <text:p>0.009639145594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2.3295" calcext:value-type="float">
            <text:p>12.3295</text:p>
          </table:table-cell>
          <table:table-cell table:formula="of:=ABS(1-([.D8]/[.E8]))" office:value-type="float" office:value="0.0409667869743298" calcext:value-type="float">
            <text:p>0.04096678697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0.0178" calcext:value-type="float">
            <text:p>10.0178</text:p>
          </table:table-cell>
          <table:table-cell office:value-type="float" office:value="12.7056" calcext:value-type="float">
            <text:p>12.7056</text:p>
          </table:table-cell>
          <table:table-cell table:formula="of:=ABS(1-([.D9]/[.E9]))" office:value-type="float" office:value="0.211544515804055" calcext:value-type="float">
            <text:p>0.211544515804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11.4064" calcext:value-type="float">
            <text:p>11.4064</text:p>
          </table:table-cell>
          <table:table-cell table:formula="of:=ABS(1-([.D10]/[.E10]))" office:value-type="float" office:value="0.190048569224295" calcext:value-type="float">
            <text:p>0.1900485692242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1.5097" calcext:value-type="float">
            <text:p>11.5097</text:p>
          </table:table-cell>
          <table:table-cell table:formula="of:=ABS(1-([.D11]/[.E11]))" office:value-type="float" office:value="0.173359861681886" calcext:value-type="float">
            <text:p>0.173359861681886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121498768266194" calcext:value-type="float">
            <text:p>0.121498768266194</text:p>
          </table:table-cell>
        </table:table-row>
      </table:table>
      <table:table table:name="log_AKAZE_AKAZ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6.9006" calcext:value-type="float">
            <text:p>16.9006</text:p>
          </table:table-cell>
          <table:table-cell table:formula="of:=ABS(1-([.D1]/[.E1]))" office:value-type="float" office:value="0.221998035572702" calcext:value-type="float">
            <text:p>0.221998035572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4.322" calcext:value-type="float">
            <text:p>14.322</text:p>
          </table:table-cell>
          <table:table-cell office:value-type="float" office:value="17.9424" calcext:value-type="float">
            <text:p>17.9424</text:p>
          </table:table-cell>
          <table:table-cell table:formula="of:=ABS(1-([.D2]/[.E2]))" office:value-type="float" office:value="0.201779026217228" calcext:value-type="float">
            <text:p>0.201779026217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4.9503" calcext:value-type="float">
            <text:p>14.9503</text:p>
          </table:table-cell>
          <table:table-cell table:formula="of:=ABS(1-([.D3]/[.E3]))" office:value-type="float" office:value="0.101161849594991" calcext:value-type="float">
            <text:p>0.101161849594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14.5204" calcext:value-type="float">
            <text:p>14.5204</text:p>
          </table:table-cell>
          <table:table-cell table:formula="of:=ABS(1-([.D4]/[.E4]))" office:value-type="float" office:value="0.0577876642516735" calcext:value-type="float">
            <text:p>0.057787664251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4.7145" calcext:value-type="float">
            <text:p>14.7145</text:p>
          </table:table-cell>
          <table:table-cell table:formula="of:=ABS(1-([.D5]/[.E5]))" office:value-type="float" office:value="0.0651126439906214" calcext:value-type="float">
            <text:p>0.0651126439906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5.0167" calcext:value-type="float">
            <text:p>15.0167</text:p>
          </table:table-cell>
          <table:table-cell table:formula="of:=ABS(1-([.D6]/[.E6]))" office:value-type="float" office:value="0.186652193890802" calcext:value-type="float">
            <text:p>0.1866521938908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11.8725" calcext:value-type="float">
            <text:p>11.8725</text:p>
          </table:table-cell>
          <table:table-cell table:formula="of:=ABS(1-([.D7]/[.E7]))" office:value-type="float" office:value="0.00486839334596767" calcext:value-type="float">
            <text:p>0.004868393345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2.4488" calcext:value-type="float">
            <text:p>12.4488</text:p>
          </table:table-cell>
          <table:table-cell table:formula="of:=ABS(1-([.D8]/[.E8]))" office:value-type="float" office:value="0.050157444894287" calcext:value-type="float">
            <text:p>0.050157444894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0.0178" calcext:value-type="float">
            <text:p>10.0178</text:p>
          </table:table-cell>
          <table:table-cell office:value-type="float" office:value="12.4545" calcext:value-type="float">
            <text:p>12.4545</text:p>
          </table:table-cell>
          <table:table-cell table:formula="of:=ABS(1-([.D9]/[.E9]))" office:value-type="float" office:value="0.195648159299851" calcext:value-type="float">
            <text:p>0.1956481592998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11.0795" calcext:value-type="float">
            <text:p>11.0795</text:p>
          </table:table-cell>
          <table:table-cell table:formula="of:=ABS(1-([.D10]/[.E10]))" office:value-type="float" office:value="0.166150999593844" calcext:value-type="float">
            <text:p>0.166150999593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1.0602" calcext:value-type="float">
            <text:p>11.0602</text:p>
          </table:table-cell>
          <table:table-cell table:formula="of:=ABS(1-([.D11]/[.E11]))" office:value-type="float" office:value="0.139764199562395" calcext:value-type="float">
            <text:p>0.139764199562395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126461873655851" calcext:value-type="float">
            <text:p>0.126461873655851</text:p>
          </table:table-cell>
        </table:table-row>
      </table:table>
      <table:table table:name="log_AKAZE_BRISK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4.4699" calcext:value-type="float">
            <text:p>14.4699</text:p>
          </table:table-cell>
          <table:table-cell table:formula="of:=ABS(1-([.D1]/[.E1]))" office:value-type="float" office:value="0.0913067816640061" calcext:value-type="float">
            <text:p>0.091306781664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4.322" calcext:value-type="float">
            <text:p>14.322</text:p>
          </table:table-cell>
          <table:table-cell office:value-type="float" office:value="14.6472" calcext:value-type="float">
            <text:p>14.6472</text:p>
          </table:table-cell>
          <table:table-cell table:formula="of:=ABS(1-([.D2]/[.E2]))" office:value-type="float" office:value="0.0222021956414878" calcext:value-type="float">
            <text:p>0.022202195641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2.8893" calcext:value-type="float">
            <text:p>12.8893</text:p>
          </table:table-cell>
          <table:table-cell office:value-type="float" office:value="13.9362" calcext:value-type="float">
            <text:p>13.9362</text:p>
          </table:table-cell>
          <table:table-cell table:formula="of:=ABS(1-([.D3]/[.E3]))" office:value-type="float" office:value="0.0751209081385169" calcext:value-type="float">
            <text:p>0.075120908138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7.4215" calcext:value-type="float">
            <text:p>17.4215</text:p>
          </table:table-cell>
          <table:table-cell table:formula="of:=ABS(1-([.D4]/[.E4]))" office:value-type="float" office:value="0.228659989093936" calcext:value-type="float">
            <text:p>0.22865998909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18.2552" calcext:value-type="float">
            <text:p>18.2552</text:p>
          </table:table-cell>
          <table:table-cell table:formula="of:=ABS(1-([.D5]/[.E5]))" office:value-type="float" office:value="0.25055326701433" calcext:value-type="float">
            <text:p>0.25055326701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4.4149" calcext:value-type="float">
            <text:p>14.4149</text:p>
          </table:table-cell>
          <table:table-cell table:formula="of:=ABS(1-([.D6]/[.E6]))" office:value-type="float" office:value="0.0456818985910412" calcext:value-type="float">
            <text:p>0.0456818985910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4.118" calcext:value-type="float">
            <text:p>14.118</text:p>
          </table:table-cell>
          <table:table-cell table:formula="of:=ABS(1-([.D7]/[.E7]))" office:value-type="float" office:value="0.134877461396798" calcext:value-type="float">
            <text:p>0.134877461396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11.5799" calcext:value-type="float">
            <text:p>11.5799</text:p>
          </table:table-cell>
          <table:table-cell table:formula="of:=ABS(1-([.D8]/[.E8]))" office:value-type="float" office:value="0.0302593286643236" calcext:value-type="float">
            <text:p>0.030259328664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3.6238" calcext:value-type="float">
            <text:p>13.6238</text:p>
          </table:table-cell>
          <table:table-cell table:formula="of:=ABS(1-([.D9]/[.E9]))" office:value-type="float" office:value="0.132077687576153" calcext:value-type="float">
            <text:p>0.132077687576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0.0178" calcext:value-type="float">
            <text:p>10.0178</text:p>
          </table:table-cell>
          <table:table-cell office:value-type="float" office:value="13.2425" calcext:value-type="float">
            <text:p>13.2425</text:p>
          </table:table-cell>
          <table:table-cell table:formula="of:=ABS(1-([.D10]/[.E10]))" office:value-type="float" office:value="0.243511421559373" calcext:value-type="float">
            <text:p>0.243511421559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10.8023" calcext:value-type="float">
            <text:p>10.8023</text:p>
          </table:table-cell>
          <table:table-cell table:formula="of:=ABS(1-([.D11]/[.E11]))" office:value-type="float" office:value="0.144753432139452" calcext:value-type="float">
            <text:p>0.144753432139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1.4296" calcext:value-type="float">
            <text:p>11.4296</text:p>
          </table:table-cell>
          <table:table-cell table:formula="of:=ABS(1-([.D12]/[.E12]))" office:value-type="float" office:value="0.16756666899979" calcext:value-type="float">
            <text:p>0.16756666899979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127182215589038" calcext:value-type="float">
            <text:p>0.127182215589038</text:p>
          </table:table-cell>
        </table:table-row>
      </table:table>
      <table:table table:name="log_AKAZE_BRIEF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5.8141" calcext:value-type="float">
            <text:p>15.8141</text:p>
          </table:table-cell>
          <table:table-cell table:formula="of:=ABS(1-([.D1]/[.E1]))" office:value-type="float" office:value="0.168545791413991" calcext:value-type="float">
            <text:p>0.168545791413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4.322" calcext:value-type="float">
            <text:p>14.322</text:p>
          </table:table-cell>
          <table:table-cell office:value-type="float" office:value="15.8162" calcext:value-type="float">
            <text:p>15.8162</text:p>
          </table:table-cell>
          <table:table-cell table:formula="of:=ABS(1-([.D2]/[.E2]))" office:value-type="float" office:value="0.0944727557820463" calcext:value-type="float">
            <text:p>0.094472755782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5.9473" calcext:value-type="float">
            <text:p>15.9473</text:p>
          </table:table-cell>
          <table:table-cell table:formula="of:=ABS(1-([.D3]/[.E3]))" office:value-type="float" office:value="0.157355790635405" calcext:value-type="float">
            <text:p>0.157355790635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15.7343" calcext:value-type="float">
            <text:p>15.7343</text:p>
          </table:table-cell>
          <table:table-cell table:formula="of:=ABS(1-([.D4]/[.E4]))" office:value-type="float" office:value="0.130479271400698" calcext:value-type="float">
            <text:p>0.130479271400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5.4049" calcext:value-type="float">
            <text:p>15.4049</text:p>
          </table:table-cell>
          <table:table-cell table:formula="of:=ABS(1-([.D5]/[.E5]))" office:value-type="float" office:value="0.107011405461898" calcext:value-type="float">
            <text:p>0.107011405461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4.2877" calcext:value-type="float">
            <text:p>14.2877</text:p>
          </table:table-cell>
          <table:table-cell table:formula="of:=ABS(1-([.D6]/[.E6]))" office:value-type="float" office:value="0.145152823757498" calcext:value-type="float">
            <text:p>0.145152823757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12.6217" calcext:value-type="float">
            <text:p>12.6217</text:p>
          </table:table-cell>
          <table:table-cell table:formula="of:=ABS(1-([.D7]/[.E7]))" office:value-type="float" office:value="0.0547786748219337" calcext:value-type="float">
            <text:p>0.054778674821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3.4677" calcext:value-type="float">
            <text:p>13.4677</text:p>
          </table:table-cell>
          <table:table-cell table:formula="of:=ABS(1-([.D8]/[.E8]))" office:value-type="float" office:value="0.122017864965807" calcext:value-type="float">
            <text:p>0.122017864965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0.0178" calcext:value-type="float">
            <text:p>10.0178</text:p>
          </table:table-cell>
          <table:table-cell office:value-type="float" office:value="13.7394" calcext:value-type="float">
            <text:p>13.7394</text:p>
          </table:table-cell>
          <table:table-cell table:formula="of:=ABS(1-([.D9]/[.E9]))" office:value-type="float" office:value="0.270870634816659" calcext:value-type="float">
            <text:p>0.270870634816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10.6367" calcext:value-type="float">
            <text:p>10.6367</text:p>
          </table:table-cell>
          <table:table-cell table:formula="of:=ABS(1-([.D10]/[.E10]))" office:value-type="float" office:value="0.13143832203597" calcext:value-type="float">
            <text:p>0.131438322035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0.9997" calcext:value-type="float">
            <text:p>10.9997</text:p>
          </table:table-cell>
          <table:table-cell table:formula="of:=ABS(1-([.D11]/[.E11]))" office:value-type="float" office:value="0.135032773621099" calcext:value-type="float">
            <text:p>0.135032773621099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137923282610273" calcext:value-type="float">
            <text:p>0.137923282610273</text:p>
          </table:table-cell>
        </table:table-row>
      </table:table>
      <table:table table:name="log_SIFT_BRIEF" table:style-name="ta1"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2.2698" calcext:value-type="float">
            <text:p>12.2698</text:p>
          </table:table-cell>
          <table:table-cell table:formula="of:=ABS(1-([.D1]/[.E1]))" office:value-type="float" office:value="0.0716311594321015" calcext:value-type="float">
            <text:p>0.071631159432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4.322" calcext:value-type="float">
            <text:p>14.322</text:p>
          </table:table-cell>
          <table:table-cell office:value-type="float" office:value="25.8932" calcext:value-type="float">
            <text:p>25.8932</text:p>
          </table:table-cell>
          <table:table-cell table:formula="of:=ABS(1-([.D2]/[.E2]))" office:value-type="float" office:value="0.44688180680642" calcext:value-type="float">
            <text:p>0.44688180680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1.1243" calcext:value-type="float">
            <text:p>11.1243</text:p>
          </table:table-cell>
          <table:table-cell table:formula="of:=ABS(1-([.D3]/[.E3]))" office:value-type="float" office:value="0.207977131145331" calcext:value-type="float">
            <text:p>0.207977131145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13.6642" calcext:value-type="float">
            <text:p>13.6642</text:p>
          </table:table-cell>
          <table:table-cell table:formula="of:=ABS(1-([.D4]/[.E4]))" office:value-type="float" office:value="0.00125144538282518" calcext:value-type="float">
            <text:p>0.001251445382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2.7836" calcext:value-type="float">
            <text:p>12.7836</text:p>
          </table:table-cell>
          <table:table-cell table:formula="of:=ABS(1-([.D5]/[.E5]))" office:value-type="float" office:value="0.0760974999217747" calcext:value-type="float">
            <text:p>0.076097499921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6.6101" calcext:value-type="float">
            <text:p>16.6101</text:p>
          </table:table-cell>
          <table:table-cell table:formula="of:=ABS(1-([.D6]/[.E6]))" office:value-type="float" office:value="0.264676311400895" calcext:value-type="float">
            <text:p>0.264676311400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10.2615" calcext:value-type="float">
            <text:p>10.2615</text:p>
          </table:table-cell>
          <table:table-cell table:formula="of:=ABS(1-([.D7]/[.E7]))" office:value-type="float" office:value="0.162627296204259" calcext:value-type="float">
            <text:p>0.162627296204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9.8496" calcext:value-type="float">
            <text:p>9.8496</text:p>
          </table:table-cell>
          <table:table-cell table:formula="of:=ABS(1-([.D8]/[.E8]))" office:value-type="float" office:value="0.200495451591943" calcext:value-type="float">
            <text:p>0.2004954515919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0.0178" calcext:value-type="float">
            <text:p>10.0178</text:p>
          </table:table-cell>
          <table:table-cell office:value-type="float" office:value="7.47761" calcext:value-type="float">
            <text:p>7.47761</text:p>
          </table:table-cell>
          <table:table-cell table:formula="of:=ABS(1-([.D9]/[.E9]))" office:value-type="float" office:value="0.339706136051492" calcext:value-type="float">
            <text:p>0.3397061360514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9.08114" calcext:value-type="float">
            <text:p>9.08114</text:p>
          </table:table-cell>
          <table:table-cell table:formula="of:=ABS(1-([.D10]/[.E10]))" office:value-type="float" office:value="0.0173425362894968" calcext:value-type="float">
            <text:p>0.0173425362894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9.15357" calcext:value-type="float">
            <text:p>9.15357</text:p>
          </table:table-cell>
          <table:table-cell table:formula="of:=ABS(1-([.D11]/[.E11]))" office:value-type="float" office:value="0.0394174076343983" calcext:value-type="float">
            <text:p>0.039417407634398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166191289260085" calcext:value-type="float">
            <text:p>0.166191289260085</text:p>
          </table:table-cell>
        </table:table-row>
      </table:table>
      <table:table table:name="log_BRISK_BRIEF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3.8526" calcext:value-type="float">
            <text:p>13.8526</text:p>
          </table:table-cell>
          <table:table-cell table:formula="of:=ABS(1-([.D1]/[.E1]))" office:value-type="float" office:value="0.0508135656844203" calcext:value-type="float">
            <text:p>0.05081356568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4.322" calcext:value-type="float">
            <text:p>14.322</text:p>
          </table:table-cell>
          <table:table-cell office:value-type="float" office:value="18.0315" calcext:value-type="float">
            <text:p>18.0315</text:p>
          </table:table-cell>
          <table:table-cell table:formula="of:=ABS(1-([.D2]/[.E2]))" office:value-type="float" office:value="0.20572331752766" calcext:value-type="float">
            <text:p>0.20572331752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8893" calcext:value-type="float">
            <text:p>12.8893</text:p>
          </table:table-cell>
          <table:table-cell office:value-type="float" office:value="22.6017" calcext:value-type="float">
            <text:p>22.6017</text:p>
          </table:table-cell>
          <table:table-cell table:formula="of:=ABS(1-([.D3]/[.E3]))" office:value-type="float" office:value="0.429719888326984" calcext:value-type="float">
            <text:p>0.429719888326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6.1251" calcext:value-type="float">
            <text:p>16.1251</text:p>
          </table:table-cell>
          <table:table-cell table:formula="of:=ABS(1-([.D4]/[.E4]))" office:value-type="float" office:value="0.166647028545559" calcext:value-type="float">
            <text:p>0.1666470285455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20.3237" calcext:value-type="float">
            <text:p>20.3237</text:p>
          </table:table-cell>
          <table:table-cell table:formula="of:=ABS(1-([.D5]/[.E5]))" office:value-type="float" office:value="0.326830252365465" calcext:value-type="float">
            <text:p>0.3268302523654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5.4432" calcext:value-type="float">
            <text:p>15.4432</text:p>
          </table:table-cell>
          <table:table-cell table:formula="of:=ABS(1-([.D6]/[.E6]))" office:value-type="float" office:value="0.109226067136345" calcext:value-type="float">
            <text:p>0.109226067136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6.1152" calcext:value-type="float">
            <text:p>16.1152</text:p>
          </table:table-cell>
          <table:table-cell table:formula="of:=ABS(1-([.D7]/[.E7]))" office:value-type="float" office:value="0.242094420174742" calcext:value-type="float">
            <text:p>0.242094420174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11.4451" calcext:value-type="float">
            <text:p>11.4451</text:p>
          </table:table-cell>
          <table:table-cell table:formula="of:=ABS(1-([.D8]/[.E8]))" office:value-type="float" office:value="0.0423936881285441" calcext:value-type="float">
            <text:p>0.0423936881285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1.5407" calcext:value-type="float">
            <text:p>11.5407</text:p>
          </table:table-cell>
          <table:table-cell table:formula="of:=ABS(1-([.D9]/[.E9]))" office:value-type="float" office:value="0.0245825643158561" calcext:value-type="float">
            <text:p>0.024582564315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15.4623" calcext:value-type="float">
            <text:p>15.4623</text:p>
          </table:table-cell>
          <table:table-cell table:formula="of:=ABS(1-([.D10]/[.E10]))" office:value-type="float" office:value="0.40250609547092" calcext:value-type="float">
            <text:p>0.402506095470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0.3814" calcext:value-type="float">
            <text:p>10.3814</text:p>
          </table:table-cell>
          <table:table-cell table:formula="of:=ABS(1-([.D11]/[.E11]))" office:value-type="float" office:value="0.0835166740516694" calcext:value-type="float">
            <text:p>0.083516674051669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18945941470256" calcext:value-type="float">
            <text:p>0.18945941470256</text:p>
          </table:table-cell>
        </table:table-row>
      </table:table>
      <table:table table:name="log_BRISK_ORB" table:style-name="ta1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5.6035" calcext:value-type="float">
            <text:p>15.6035</text:p>
          </table:table-cell>
          <table:table-cell table:formula="of:=ABS(1-([.D1]/[.E1]))" office:value-type="float" office:value="0.157323677380075" calcext:value-type="float">
            <text:p>0.157323677380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.322" calcext:value-type="float">
            <text:p>14.322</text:p>
          </table:table-cell>
          <table:table-cell office:value-type="float" office:value="25.512" calcext:value-type="float">
            <text:p>25.512</text:p>
          </table:table-cell>
          <table:table-cell table:formula="of:=ABS(1-([.D2]/[.E2]))" office:value-type="float" office:value="0.438617121354657" calcext:value-type="float">
            <text:p>0.438617121354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.8893" calcext:value-type="float">
            <text:p>12.8893</text:p>
          </table:table-cell>
          <table:table-cell office:value-type="float" office:value="21.762" calcext:value-type="float">
            <text:p>21.762</text:p>
          </table:table-cell>
          <table:table-cell table:formula="of:=ABS(1-([.D3]/[.E3]))" office:value-type="float" office:value="0.407715283521735" calcext:value-type="float">
            <text:p>0.4077152835217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6.3174" calcext:value-type="float">
            <text:p>16.3174</text:p>
          </table:table-cell>
          <table:table-cell table:formula="of:=ABS(1-([.D4]/[.E4]))" office:value-type="float" office:value="0.17646806476522" calcext:value-type="float">
            <text:p>0.17646806476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29.2103" calcext:value-type="float">
            <text:p>29.2103</text:p>
          </table:table-cell>
          <table:table-cell table:formula="of:=ABS(1-([.D5]/[.E5]))" office:value-type="float" office:value="0.531627542339517" calcext:value-type="float">
            <text:p>0.5316275423395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4.5686" calcext:value-type="float">
            <text:p>14.5686</text:p>
          </table:table-cell>
          <table:table-cell table:formula="of:=ABS(1-([.D6]/[.E6]))" office:value-type="float" office:value="0.0557500377524265" calcext:value-type="float">
            <text:p>0.055750037752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2.8549" calcext:value-type="float">
            <text:p>12.8549</text:p>
          </table:table-cell>
          <table:table-cell table:formula="of:=ABS(1-([.D7]/[.E7]))" office:value-type="float" office:value="0.0498720332324639" calcext:value-type="float">
            <text:p>0.049872033232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16.3991" calcext:value-type="float">
            <text:p>16.3991</text:p>
          </table:table-cell>
          <table:table-cell table:formula="of:=ABS(1-([.D8]/[.E8]))" office:value-type="float" office:value="0.272502759297766" calcext:value-type="float">
            <text:p>0.272502759297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37.1424" calcext:value-type="float">
            <text:p>37.1424</text:p>
          </table:table-cell>
          <table:table-cell table:formula="of:=ABS(1-([.D9]/[.E9]))" office:value-type="float" office:value="0.681646851038167" calcext:value-type="float">
            <text:p>0.681646851038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12.0215" calcext:value-type="float">
            <text:p>12.0215</text:p>
          </table:table-cell>
          <table:table-cell table:formula="of:=ABS(1-([.D10]/[.E10]))" office:value-type="float" office:value="0.231491078484382" calcext:value-type="float">
            <text:p>0.2314910784843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2.286" calcext:value-type="float">
            <text:p>12.286</text:p>
          </table:table-cell>
          <table:table-cell table:formula="of:=ABS(1-([.D11]/[.E11]))" office:value-type="float" office:value="0.225591730424874" calcext:value-type="float">
            <text:p>0.225591730424874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293509652690117" calcext:value-type="float">
            <text:p>0.293509652690117</text:p>
          </table:table-cell>
        </table:table-row>
      </table:table>
      <table:table table:name="log_ORB_BRIEF" table:style-name="ta1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7.25752" calcext:value-type="float">
            <text:p>7.25752</text:p>
          </table:table-cell>
          <table:table-cell table:formula="of:=ABS(1-([.D1]/[.E1]))" office:value-type="float" office:value="0.811734587021462" calcext:value-type="float">
            <text:p>0.811734587021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4.322" calcext:value-type="float">
            <text:p>14.322</text:p>
          </table:table-cell>
          <table:table-cell office:value-type="float" office:value="33.6608" calcext:value-type="float">
            <text:p>33.6608</text:p>
          </table:table-cell>
          <table:table-cell table:formula="of:=ABS(1-([.D2]/[.E2]))" office:value-type="float" office:value="0.574519916341858" calcext:value-type="float">
            <text:p>0.574519916341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11.2354" calcext:value-type="float">
            <text:p>11.2354</text:p>
          </table:table-cell>
          <table:table-cell table:formula="of:=ABS(1-([.D3]/[.E3]))" office:value-type="float" office:value="0.196032183989889" calcext:value-type="float">
            <text:p>0.196032183989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5.0815" calcext:value-type="float">
            <text:p>15.0815</text:p>
          </table:table-cell>
          <table:table-cell table:formula="of:=ABS(1-([.D4]/[.E4]))" office:value-type="float" office:value="0.0878626131352983" calcext:value-type="float">
            <text:p>0.087862613135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18.6149" calcext:value-type="float">
            <text:p>18.6149</text:p>
          </table:table-cell>
          <table:table-cell table:formula="of:=ABS(1-([.D5]/[.E5]))" office:value-type="float" office:value="0.343869695781336" calcext:value-type="float">
            <text:p>0.343869695781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8.07886" calcext:value-type="float">
            <text:p>8.07886</text:p>
          </table:table-cell>
          <table:table-cell table:formula="of:=ABS(1-([.D6]/[.E6]))" office:value-type="float" office:value="0.476730627836106" calcext:value-type="float">
            <text:p>0.476730627836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9.5124" calcext:value-type="float">
            <text:p>9.5124</text:p>
          </table:table-cell>
          <table:table-cell table:formula="of:=ABS(1-([.D7]/[.E7]))" office:value-type="float" office:value="0.243051175308019" calcext:value-type="float">
            <text:p>0.243051175308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.0178" calcext:value-type="float">
            <text:p>10.0178</text:p>
          </table:table-cell>
          <table:table-cell office:value-type="float" office:value="11.5911" calcext:value-type="float">
            <text:p>11.5911</text:p>
          </table:table-cell>
          <table:table-cell table:formula="of:=ABS(1-([.D8]/[.E8]))" office:value-type="float" office:value="0.135733450664734" calcext:value-type="float">
            <text:p>0.1357334506647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9.61809" calcext:value-type="float">
            <text:p>9.61809</text:p>
          </table:table-cell>
          <table:table-cell table:formula="of:=ABS(1-([.D9]/[.E9]))" office:value-type="float" office:value="0.0394527395771925" calcext:value-type="float">
            <text:p>0.0394527395771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6.19108" calcext:value-type="float">
            <text:p>6.19108</text:p>
          </table:table-cell>
          <table:table-cell table:formula="of:=ABS(1-([.D10]/[.E10]))" office:value-type="float" office:value="0.536788411714919" calcext:value-type="float">
            <text:p>0.536788411714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8.32446" calcext:value-type="float">
            <text:p>8.32446</text:p>
          </table:table-cell>
          <table:table-cell office:value-type="float" office:value="7.7589" calcext:value-type="float">
            <text:p>7.7589</text:p>
          </table:table-cell>
          <table:table-cell table:formula="of:=ABS(1-([.D11]/[.E11]))" office:value-type="float" office:value="0.0728917758960679" calcext:value-type="float">
            <text:p>0.0728917758960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8.39351" calcext:value-type="float">
            <text:p>8.39351</text:p>
          </table:table-cell>
          <table:table-cell office:value-type="float" office:value="9.90379" calcext:value-type="float">
            <text:p>9.90379</text:p>
          </table:table-cell>
          <table:table-cell table:formula="of:=ABS(1-([.D12]/[.E12]))" office:value-type="float" office:value="0.152495155894865" calcext:value-type="float">
            <text:p>0.152495155894865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319878834296989" calcext:value-type="float">
            <text:p>0.319878834296989</text:p>
          </table:table-cell>
        </table:table-row>
      </table:table>
      <table:table table:name="log_BRISK_BRISK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5.4652" calcext:value-type="float">
            <text:p>15.4652</text:p>
          </table:table-cell>
          <table:table-cell table:formula="of:=ABS(1-([.D1]/[.E1]))" office:value-type="float" office:value="0.149787910922587" calcext:value-type="float">
            <text:p>0.149787910922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4.322" calcext:value-type="float">
            <text:p>14.322</text:p>
          </table:table-cell>
          <table:table-cell office:value-type="float" office:value="17.3365" calcext:value-type="float">
            <text:p>17.3365</text:p>
          </table:table-cell>
          <table:table-cell table:formula="of:=ABS(1-([.D2]/[.E2]))" office:value-type="float" office:value="0.173881694690393" calcext:value-type="float">
            <text:p>0.1738816946903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2.8893" calcext:value-type="float">
            <text:p>12.8893</text:p>
          </table:table-cell>
          <table:table-cell office:value-type="float" office:value="25.4401" calcext:value-type="float">
            <text:p>25.4401</text:p>
          </table:table-cell>
          <table:table-cell table:formula="of:=ABS(1-([.D3]/[.E3]))" office:value-type="float" office:value="0.493347117346237" calcext:value-type="float">
            <text:p>0.493347117346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20.4028" calcext:value-type="float">
            <text:p>20.4028</text:p>
          </table:table-cell>
          <table:table-cell table:formula="of:=ABS(1-([.D4]/[.E4]))" office:value-type="float" office:value="0.34136981198659" calcext:value-type="float">
            <text:p>0.34136981198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3.6813" calcext:value-type="float">
            <text:p>13.6813</text:p>
          </table:table-cell>
          <table:table-cell office:value-type="float" office:value="25.0803" calcext:value-type="float">
            <text:p>25.0803</text:p>
          </table:table-cell>
          <table:table-cell table:formula="of:=ABS(1-([.D5]/[.E5]))" office:value-type="float" office:value="0.45450014553255" calcext:value-type="float">
            <text:p>0.45450014553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16.4922" calcext:value-type="float">
            <text:p>16.4922</text:p>
          </table:table-cell>
          <table:table-cell table:formula="of:=ABS(1-([.D6]/[.E6]))" office:value-type="float" office:value="0.165884478723275" calcext:value-type="float">
            <text:p>0.165884478723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24.978" calcext:value-type="float">
            <text:p>24.978</text:p>
          </table:table-cell>
          <table:table-cell table:formula="of:=ABS(1-([.D7]/[.E7]))" office:value-type="float" office:value="0.511017695572104" calcext:value-type="float">
            <text:p>0.511017695572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31.344" calcext:value-type="float">
            <text:p>31.344</text:p>
          </table:table-cell>
          <table:table-cell table:formula="of:=ABS(1-([.D8]/[.E8]))" office:value-type="float" office:value="0.619375319040327" calcext:value-type="float">
            <text:p>0.619375319040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5.8177" calcext:value-type="float">
            <text:p>15.8177</text:p>
          </table:table-cell>
          <table:table-cell table:formula="of:=ABS(1-([.D9]/[.E9]))" office:value-type="float" office:value="0.252457689803195" calcext:value-type="float">
            <text:p>0.2524576898031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15.1515" calcext:value-type="float">
            <text:p>15.1515</text:p>
          </table:table-cell>
          <table:table-cell table:formula="of:=ABS(1-([.D10]/[.E10]))" office:value-type="float" office:value="0.39024981024981" calcext:value-type="float">
            <text:p>0.39024981024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12.0029" calcext:value-type="float">
            <text:p>12.0029</text:p>
          </table:table-cell>
          <table:table-cell table:formula="of:=ABS(1-([.D11]/[.E11]))" office:value-type="float" office:value="0.207326562747336" calcext:value-type="float">
            <text:p>0.207326562747336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0.341745294237673" calcext:value-type="float">
            <text:p>0.341745294237673</text:p>
          </table:table-cell>
        </table:table-row>
      </table:table>
      <table:table table:name="log_ORB_BRISK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16.6368" calcext:value-type="float">
            <text:p>16.6368</text:p>
          </table:table-cell>
          <table:table-cell table:formula="of:=ABS(1-([.D1]/[.E1]))" office:value-type="float" office:value="0.209661713791114" calcext:value-type="float">
            <text:p>0.209661713791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4.322" calcext:value-type="float">
            <text:p>14.322</text:p>
          </table:table-cell>
          <table:table-cell office:value-type="float" office:value="18.2187" calcext:value-type="float">
            <text:p>18.2187</text:p>
          </table:table-cell>
          <table:table-cell table:formula="of:=ABS(1-([.D2]/[.E2]))" office:value-type="float" office:value="0.213884635017866" calcext:value-type="float">
            <text:p>0.213884635017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7.30009" calcext:value-type="float">
            <text:p>7.30009</text:p>
          </table:table-cell>
          <table:table-cell table:formula="of:=ABS(1-([.D3]/[.E3]))" office:value-type="float" office:value="0.840785524562026" calcext:value-type="float">
            <text:p>0.840785524562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3.7564" calcext:value-type="float">
            <text:p>13.7564</text:p>
          </table:table-cell>
          <table:table-cell office:value-type="float" office:value="95.4661" calcext:value-type="float">
            <text:p>95.4661</text:p>
          </table:table-cell>
          <table:table-cell table:formula="of:=ABS(1-([.D4]/[.E4]))" office:value-type="float" office:value="0.855902775959215" calcext:value-type="float">
            <text:p>0.855902775959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2.2138" calcext:value-type="float">
            <text:p>12.2138</text:p>
          </table:table-cell>
          <table:table-cell office:value-type="float" office:value="3.90604" calcext:value-type="float">
            <text:p>3.90604</text:p>
          </table:table-cell>
          <table:table-cell table:formula="of:=ABS(1-([.D5]/[.E5]))" office:value-type="float" office:value="2.1269009021925" calcext:value-type="float">
            <text:p>2.1269009021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1.9303" calcext:value-type="float">
            <text:p>11.9303</text:p>
          </table:table-cell>
          <table:table-cell office:value-type="float" office:value="-17.5395" calcext:value-type="float">
            <text:p>-17.5395</text:p>
          </table:table-cell>
          <table:table-cell table:formula="of:=ABS(1-([.D6]/[.E6]))" office:value-type="float" office:value="1.68019612873799" calcext:value-type="float">
            <text:p>1.680196128737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8.1871" calcext:value-type="float">
            <text:p>18.1871</text:p>
          </table:table-cell>
          <table:table-cell table:formula="of:=ABS(1-([.D7]/[.E7]))" office:value-type="float" office:value="0.349846869484415" calcext:value-type="float">
            <text:p>0.349846869484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0.0178" calcext:value-type="float">
            <text:p>10.0178</text:p>
          </table:table-cell>
          <table:table-cell office:value-type="float" office:value="105.997" calcext:value-type="float">
            <text:p>105.997</text:p>
          </table:table-cell>
          <table:table-cell table:formula="of:=ABS(1-([.D8]/[.E8]))" office:value-type="float" office:value="0.905489778012585" calcext:value-type="float">
            <text:p>0.905489778012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.23863" calcext:value-type="float">
            <text:p>9.23863</text:p>
          </table:table-cell>
          <table:table-cell office:value-type="float" office:value="-4.24557" calcext:value-type="float">
            <text:p>-4.24557</text:p>
          </table:table-cell>
          <table:table-cell table:formula="of:=ABS(1-([.D9]/[.E9]))" office:value-type="float" office:value="3.17606352032825" calcext:value-type="float">
            <text:p>3.17606352032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.51438" calcext:value-type="float">
            <text:p>9.51438</text:p>
          </table:table-cell>
          <table:table-cell office:value-type="float" office:value="3.81018" calcext:value-type="float">
            <text:p>3.81018</text:p>
          </table:table-cell>
          <table:table-cell table:formula="of:=ABS(1-([.D10]/[.E10]))" office:value-type="float" office:value="1.49709462545077" calcext:value-type="float">
            <text:p>1.49709462545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.32446" calcext:value-type="float">
            <text:p>8.32446</text:p>
          </table:table-cell>
          <table:table-cell office:value-type="float" office:value="8.68854" calcext:value-type="float">
            <text:p>8.68854</text:p>
          </table:table-cell>
          <table:table-cell table:formula="of:=ABS(1-([.D11]/[.E11]))" office:value-type="float" office:value="0.0419034728504444" calcext:value-type="float">
            <text:p>0.041903472850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.39351" calcext:value-type="float">
            <text:p>8.39351</text:p>
          </table:table-cell>
          <table:table-cell office:value-type="float" office:value="31.9432" calcext:value-type="float">
            <text:p>31.9432</text:p>
          </table:table-cell>
          <table:table-cell table:formula="of:=ABS(1-([.D12]/[.E12]))" office:value-type="float" office:value="0.737236407122643" calcext:value-type="float">
            <text:p>0.737236407122643</text:p>
          </table:table-cell>
        </table:table-row>
        <table:table-row table:style-name="ro1">
          <table:table-cell table:number-columns-repeated="5"/>
          <table:table-cell table:formula="of:=AVERAGE([.F1:.F11])" office:value-type="float" office:value="1.08161181330792" calcext:value-type="float">
            <text:p>1.08161181330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4:46:19.842959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9T14:48:18.856118259</dc:date>
    <meta:editing-duration>PT9M8S</meta:editing-duration>
    <meta:editing-cycles>2</meta:editing-cycles>
    <meta:generator>LibreOffice/6.0.7.3$Linux_X86_64 LibreOffice_project/00m0$Build-3</meta:generator>
    <meta:document-statistic meta:table-count="11" meta:cell-count="760" meta:object-count="0"/>
  </office:meta>
</office:document-meta>
</file>